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7.5in" table:align="margins"/>
    </style:style>
    <style:style style:name="Table0.A" style:family="table-column">
      <style:table-column-properties style:column-width="5.2604in" style:rel-column-width="7575*"/>
    </style:style>
    <style:style style:name="Table0.B" style:family="table-column">
      <style:table-column-properties style:column-width="2.2396in" style:rel-column-width="3225*"/>
    </style:style>
    <style:style style:name="Table0.A1" style:family="table-cell">
      <style:table-cell-properties style:vertical-align="bottom" fo:padding="0in" fo:border="none"/>
    </style:style>
    <style:style style:name="Table0.B1" style:family="table-cell">
      <style:table-cell-properties fo:padding="0in" fo:border="none"/>
    </style:style>
    <style:style style:name="Table0.B6" style:family="table-cell">
      <style:table-cell-properties fo:padding="0in" fo:border="none"/>
    </style:style>
    <style:style style:name="Table0.B7" style:family="table-cell">
      <style:table-cell-properties fo:padding="0in" fo:border="none"/>
    </style:style>
    <style:style style:name="Table0.B8" style:family="table-cell">
      <style:table-cell-properties fo:padding="0in" fo:border="none"/>
    </style:style>
    <style:style style:name="Table0.B9" style:family="table-cell">
      <style:table-cell-properties fo:padding="0in" fo:border="none"/>
    </style:style>
    <style:style style:name="Table0.B10" style:family="table-cell">
      <style:table-cell-properties fo:padding="0in" fo:border="none"/>
    </style:style>
    <style:style style:name="Table0.B11" style:family="table-cell">
      <style:table-cell-properties fo:padding="0in" fo:border="none"/>
    </style:style>
    <style:style style:name="Table2" style:family="table">
      <style:table-properties style:width="5.2174in" table:align="left" style:shadow="none"/>
    </style:style>
    <style:style style:name="Table2.A" style:family="table-column">
      <style:table-column-properties style:column-width="1.2938in"/>
    </style:style>
    <style:style style:name="Table2.B" style:family="table-column">
      <style:table-column-properties style:column-width="1.1632in"/>
    </style:style>
    <style:style style:name="Table2.D" style:family="table-column">
      <style:table-column-properties style:column-width="0.6771in"/>
    </style:style>
    <style:style style:name="Table2.E" style:family="table-column">
      <style:table-column-properties style:column-width="0.9201in"/>
    </style:style>
    <style:style style:name="Table2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2.E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396in" table:align="margins" style:shadow="none"/>
    </style:style>
    <style:style style:name="Table3.A" style:family="table-column">
      <style:table-column-properties style:column-width="1.1201in" style:rel-column-width="32767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5in" table:align="margins" style:shadow="none"/>
    </style:style>
    <style:style style:name="Table1.A" style:family="table-column">
      <style:table-column-properties style:column-width="1.0708in" style:rel-column-width="1542*"/>
    </style:style>
    <style:style style:name="Table1.B" style:family="table-column">
      <style:table-column-properties style:column-width="1.0715in" style:rel-column-width="1543*"/>
    </style:style>
    <style:style style:name="Table1.D" style:family="table-column">
      <style:table-column-properties style:column-width="1.1514in" style:rel-column-width="1658*"/>
    </style:style>
    <style:style style:name="Table1.E" style:family="table-column">
      <style:table-column-properties style:column-width="1.3736in" style:rel-column-width="1978*"/>
    </style:style>
    <style:style style:name="Table1.F" style:family="table-column">
      <style:table-column-properties style:column-width="0.9847in" style:rel-column-width="1418*"/>
    </style:style>
    <style:style style:name="Table1.G" style:family="table-column">
      <style:table-column-properties style:column-width="0.7764in" style:rel-column-width="1118*"/>
    </style:style>
    <style:style style:name="Table1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1.G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4" style:family="table">
      <style:table-properties style:width="7.5in" table:align="margins" style:shadow="none"/>
    </style:style>
    <style:style style:name="Table4.A" style:family="table-column">
      <style:table-column-properties style:column-width="1.5438in" style:rel-column-width="2223*"/>
    </style:style>
    <style:style style:name="Table4.B" style:family="table-column">
      <style:table-column-properties style:column-width="1.6757in" style:rel-column-width="2413*"/>
    </style:style>
    <style:style style:name="Table4.C" style:family="table-column">
      <style:table-column-properties style:column-width="1.1458in" style:rel-column-width="1650*"/>
    </style:style>
    <style:style style:name="Table4.D" style:family="table-column">
      <style:table-column-properties style:column-width="3.1347in" style:rel-column-width="4514*"/>
    </style:style>
    <style:style style:name="Table4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4.D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table:align="margins" style:shadow="none"/>
    </style:style>
    <style:style style:name="Table5.A" style:family="table-column">
      <style:table-column-properties style:column-width="2.4903in" style:rel-column-width="3586*"/>
    </style:style>
    <style:style style:name="Table5.B" style:family="table-column">
      <style:table-column-properties style:column-width="1.2785in" style:rel-column-width="1841*"/>
    </style:style>
    <style:style style:name="Table5.C" style:family="table-column">
      <style:table-column-properties style:column-width="2.6139in" style:rel-column-width="3764*"/>
    </style:style>
    <style:style style:name="Table5.D" style:family="table-column">
      <style:table-column-properties style:column-width="1.1174in" style:rel-column-width="1609*"/>
    </style:style>
    <style:style style:name="Table5.A1" style:family="table-cell">
      <style:table-cell-properties fo:padding-left="0.0403in" fo:padding-right="0.0403in" fo:padding-top="0.0201in" fo:padding-bottom="0in" fo:border-left="0.05pt solid #000000" fo:border-right="none" fo:border-top="none" fo:border-bottom="none"/>
    </style:style>
    <style:style style:name="Table5.D1" style:family="table-cell">
      <style:table-cell-properties fo:padding-left="0.0403in" fo:padding-right="0.0403in" fo:padding-top="0.0201in" fo:padding-bottom="0in" fo:border-left="0.05pt solid #000000" fo:border-right="0.05pt solid #000000" fo:border-top="none" fo:border-bottom="none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 style:shadow="none"/>
    </style:style>
    <style:style style:name="Table6.A" style:family="table-column">
      <style:table-column-properties style:column-width="1.875in" style:rel-column-width="16383*"/>
    </style:style>
    <style:style style:name="Table6.A1" style:family="table-cell">
      <style:table-cell-properties fo:padding-left="0.0403in" fo:padding-right="0.0403in" fo:padding-top="0.0403in" fo:padding-bottom="0in" fo:border-left="0.05pt solid #000000" fo:border-right="none" fo:border-top="none" fo:border-bottom="none"/>
    </style:style>
    <style:style style:name="Table6.D1" style:family="table-cell">
      <style:table-cell-properties fo:padding-left="0.0403in" fo:padding-right="0.0403in" fo:padding-top="0.0403in" fo:padding-bottom="0in" fo:border-left="0.05pt solid #000000" fo:border-right="0.05pt solid #000000" fo:border-top="none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2604in" table:align="margins" style:shadow="none"/>
    </style:style>
    <style:style style:name="Table7.A" style:family="table-column">
      <style:table-column-properties style:column-width="5.2604in" style:rel-column-width="65535*"/>
    </style:style>
    <style:style style:name="Table7.A1" style:family="table-cell">
      <style:table-cell-properties fo:padding-left="0.0403in" fo:padding-right="0.0403in" fo:padding-top="0.0403in" fo:padding-bottom="0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396in" table:align="margins" style:shadow="none"/>
    </style:style>
    <style:style style:name="Table8.A" style:family="table-column">
      <style:table-column-properties style:column-width="2.2396in" style:rel-column-width="65535*"/>
    </style:style>
    <style:style style:name="Table8.A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Heading">
      <style:paragraph-properties fo:break-before="pag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style:font-size-complex="13pt"/>
    </style:style>
    <style:style style:name="P8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Liberation Sans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4" style:family="paragraph" style:parent-style-name="Table_20_Contents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7.84999990463257pt" style:font-weight-asian="bold" style:font-size-complex="9pt" style:font-weight-complex="bold"/>
    </style:style>
    <style:style style:name="P18" style:family="paragraph" style:parent-style-name="Table_20_Contents">
      <style:text-properties style:font-name="Liberation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Contents">
      <style:text-properties style:font-name="Liberation Sans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style:font-size-complex="9pt"/>
    </style:style>
    <style:style style:name="P21" style:family="paragraph" style:parent-style-name="Table_20_Contents">
      <style:text-properties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bold" style:font-size-asian="8.75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Liberation Serif" fo:font-size="11pt" style:font-size-asian="11pt" style:font-size-complex="11pt"/>
    </style:style>
    <style:style style:name="P26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placeholder text:placeholder-type="text">&lt;for each="patient in objects"&gt;</text:placeholder></text:p>
      <text:p text:style-name="P3">Hospital Medical Record System<text:line-break/>Face Sheet<text:line-break/><text:span text:style-name="T1"><text:placeholder text:placeholder-type="text">&lt;context['company.rec_name']&gt;</text:placeholder></text:span></text:p>
      <table:table table:name="Table0" table:style-name="Table0">
        <table:table-column table:style-name="Table0.A"/>
        <table:table-column table:style-name="Table0.B"/>
        <table:table-row>
          <table:table-cell table:style-name="Table0.A1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11">Surname</text:p>
                </table:table-cell>
                <table:table-cell table:style-name="Table2.A1" office:value-type="string">
                  <text:p text:style-name="P11">First Name</text:p>
                </table:table-cell>
                <table:table-cell table:style-name="Table2.A1" office:value-type="string">
                  <text:p text:style-name="P11">Middle Name</text:p>
                </table:table-cell>
                <table:table-cell table:style-name="Table2.A1" office:value-type="string">
                  <text:p text:style-name="P11">Sex</text:p>
                </table:table-cell>
                <table:table-cell table:style-name="Table2.E1" office:value-type="string">
                  <text:p text:style-name="P11">Birth Date</text:p>
                </table:table-cell>
              </table:table-row>
              <table:table-row>
                <table:table-cell table:style-name="Table2.A2" office:value-type="string">
                  <text:p text:style-name="P10"><text:placeholder text:placeholder-type="text">&lt;patient.lastname&gt;</text:placeholder></text:p>
                </table:table-cell>
                <table:table-cell table:style-name="Table2.A2" office:value-type="string">
                  <text:p text:style-name="P10"><text:placeholder text:placeholder-type="text">&lt;patient.name.firstname&gt;</text:placeholder></text:p>
                </table:table-cell>
                <table:table-cell table:style-name="Table2.A2" office:value-type="string">
                  <text:p text:style-name="P8"><text:placeholder text:placeholder-type="text">&lt;patient.name.middlename&gt;</text:placeholder></text:p>
                </table:table-cell>
                <table:table-cell table:style-name="Table2.A2" office:value-type="string">
                  <text:p text:style-name="P8"><text:placeholder text:placeholder-type="text">&lt;patient.sex_display&gt;</text:placeholder></text:p>
                </table:table-cell>
                <table:table-cell table:style-name="Table2.E2" office:value-type="string">
                  <text:p text:style-name="P8"><text:placeholder text:placeholder-type="text">&lt;patient.dob.strftime('%F')&gt;</text:placeholder></text:p>
                </table:table-cell>
              </table:table-row>
            </table:table>
            <text:p text:style-name="Table_20_Contents"/>
          </table:table-cell>
          <table:table-cell table:style-name="Table0.B1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6"><text:placeholder text:placeholder-type="text">&lt;patient.medical_record_num&gt;</text:placeholder></text:p>
                </table:table-cell>
                <table:table-cell table:style-name="Table3.A1" office:value-type="string">
                  <text:p text:style-name="P6"><text:placeholder text:placeholder-type="text">&lt;patient.name.upi&gt;</text:placeholder></text:p>
                </table:table-cell>
              </table:table-row>
              <table:table-row>
                <table:table-cell table:style-name="Table3.A1" office:value-type="string">
                  <text:p text:style-name="P12">Medical Record Number</text:p>
                </table:table-cell>
                <table:table-cell table:style-name="Table3.A1" office:value-type="string">
                  <text:p text:style-name="P15">Universal Patient Indentifier</text:p>
                </table:table-cell>
              </table:table-row>
              <table:table-row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5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0.A1" table:number-columns-spanned="2" office:value-type="string">
            <table:table table:name="Table1" table:style-name="Table1">
              <table:table-column table:style-name="Table1.A"/>
              <table:table-column table:style-name="Table1.B" table:number-columns-repeated="2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row>
                <table:table-cell table:style-name="Table1.A1" office:value-type="string">
                  <text:p text:style-name="P11">Maiden Name</text:p>
                </table:table-cell>
                <table:table-cell table:style-name="Table1.A1" office:value-type="string">
                  <text:p text:style-name="P11">Pet Name</text:p>
                </table:table-cell>
                <table:table-cell table:style-name="Table1.A1" office:value-type="string">
                  <text:p text:style-name="P11">Union Status</text:p>
                </table:table-cell>
                <table:table-cell table:style-name="Table1.A1" office:value-type="string">
                  <text:p text:style-name="P11">Name of Father</text:p>
                </table:table-cell>
                <table:table-cell table:style-name="Table1.A1" office:value-type="string">
                  <text:p text:style-name="P11">Mother's Maiden Name</text:p>
                </table:table-cell>
                <table:table-cell table:style-name="Table1.A1" office:value-type="string">
                  <text:p text:style-name="P11">Ward</text:p>
                </table:table-cell>
                <table:table-cell table:style-name="Table1.G1" office:value-type="string">
                  <text:p text:style-name="P11">Casualty No</text:p>
                </table:table-cell>
              </table:table-row>
              <table:table-row>
                <table:table-cell table:style-name="Table1.A2" office:value-type="string">
                  <text:p text:style-name="P1"><text:placeholder text:placeholder-type="text">&lt;choose test=""&gt;</text:placeholder><text:placeholder text:placeholder-type="text">&lt;when test="patient.name.sex=='m'"&gt;</text:placeholder>N/A<text:placeholder text:placeholder-type="text">&lt;/when&gt;</text:placeholder><text:placeholder text:placeholder-type="text">&lt;otherwise&gt;</text:placeholder><text:placeholder text:placeholder-type="text">&lt;patient.name.maiden_name&gt;</text:placeholder><text:placeholder text:placeholder-type="text">&lt;/otherwise&gt;</text:placeholder><text:placeholder text:placeholder-type="text">&lt;/choose&gt;</text:placeholder></text:p>
                </table:table-cell>
                <table:table-cell table:style-name="Table1.A2" office:value-type="string">
                  <text:p text:style-name="P8"><text:placeholder text:placeholder-type="text">&lt;patient.name.alias&gt;</text:placeholder></text:p>
                </table:table-cell>
                <table:table-cell table:style-name="Table1.A2" office:value-type="string">
                  <text:p text:style-name="P8"><text:placeholder text:placeholder-type="text">&lt;patient.name.marital_status_display&gt;</text:placeholder></text:p>
                </table:table-cell>
                <table:table-cell table:style-name="Table1.A2" office:value-type="string">
                  <text:p text:style-name="P8"><text:placeholder text:placeholder-type="text">&lt;patient.name.father_name&gt;</text:placeholder></text:p>
                </table:table-cell>
                <table:table-cell table:style-name="Table1.A2" office:value-type="string">
                  <text:p text:style-name="P8"><text:placeholder text:placeholder-type="text">&lt;patient.name.mother_maiden_name&gt;</text:placeholder></text:p>
                </table:table-cell>
                <table:table-cell table:style-name="Table1.A2" office:value-type="string">
                  <text:p text:style-name="P8"/>
                </table:table-cell>
                <table:table-cell table:style-name="Table1.G2" office:value-type="string">
                  <text:p text:style-name="P8"/>
                </table:table-cell>
              </table:table-row>
              <table:table-row>
                <table:table-cell table:style-name="Table1.A3" office:value-type="string">
                  <text:p text:style-name="P2">Birth Place</text:p>
                  <text:p text:style-name="P2"/>
                </table:table-cell>
                <table:table-cell table:style-name="Table1.A3" office:value-type="string">
                  <text:p text:style-name="P2">Religion</text:p>
                  <text:p text:style-name="P2"/>
                </table:table-cell>
                <table:table-cell table:style-name="Table1.A3" office:value-type="string">
                  <text:p text:style-name="P14">Employer</text:p>
                  <text:p text:style-name="P14"/>
                </table:table-cell>
                <table:table-cell table:style-name="Table1.A3" office:value-type="string">
                  <text:p text:style-name="P8"/>
                </table:table-cell>
                <table:table-cell table:style-name="Table1.A3" office:value-type="string">
                  <text:p text:style-name="P14">Occupational Group</text:p>
                  <text:p text:style-name="P8"><text:placeholder text:placeholder-type="text">&lt;if test="patient.name.occupation"&gt;</text:placeholder><text:placeholder text:placeholder-type="text">&lt;patient.name.occupation.name&gt;</text:placeholder><text:placeholder text:placeholder-type="text">&lt;/if&gt;</text:placeholder></text:p>
                </table:table-cell>
                <table:table-cell table:style-name="Table1.A3" office:value-type="string">
                  <text:p text:style-name="P18">Date of Admission</text:p>
                  <text:p text:style-name="P18"/>
                </table:table-cell>
                <table:table-cell table:style-name="Table1.G3" office:value-type="string">
                  <text:p text:style-name="P18">Age At Admission</text:p>
                  <text:p text:style-name="P9"><text:placeholder text:placeholder-type="text">&lt;patient.age&gt;</text:placeholder></text:p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24">Address</text:p>
                </table:table-cell>
                <table:table-cell table:style-name="Table5.A1" office:value-type="string">
                  <text:p text:style-name="P11">Parish</text:p>
                </table:table-cell>
                <table:table-cell table:style-name="Table5.A1" office:value-type="string">
                  <text:p text:style-name="P11">Landmark/Additional Info</text:p>
                </table:table-cell>
                <table:table-cell table:style-name="Table5.D1" office:value-type="string">
                  <text:p text:style-name="P11">Telephone</text:p>
                </table:table-cell>
              </table:table-row>
              <table:table-row>
                <table:table-cell table:style-name="Table5.A1" office:value-type="string">
                  <text:p text:style-name="P23"><text:placeholder text:placeholder-type="text">&lt;if test="patient.name.du"&gt;</text:placeholder><text:placeholder text:placeholder-type="text">&lt;patient.name.du.simple_address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3"><text:placeholder text:placeholder-type="text">&lt;if test="patient.name.du"&gt;</text:placeholder><text:placeholder text:placeholder-type="text">&lt;patient.name.du.address_subdivision.name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22"><text:placeholder text:placeholder-type="text">&lt;if test="patient.name.du"&gt;</text:placeholder><text:placeholder text:placeholder-type="text">&lt;patient.name.du.desc&gt;</text:placeholder><text:line-break/><text:placeholder text:placeholder-type="text">&lt;/if&gt;</text:placeholder></text:p>
                </table:table-cell>
                <table:table-cell table:style-name="Table5.D2" office:value-type="string">
                  <text:p text:style-name="P19"/>
                </table:table-cell>
              </table:table-row>
            </table:table>
            <text:p text:style-name="P11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4">Next of Kin</text:p>
                </table:table-cell>
                <table:table-cell table:style-name="Table4.A1" office:value-type="string">
                  <text:p text:style-name="P11">Relationship</text:p>
                </table:table-cell>
                <table:table-cell table:style-name="Table4.A1" office:value-type="string">
                  <text:p text:style-name="P11">Telephone</text:p>
                </table:table-cell>
                <table:table-cell table:style-name="Table4.D1" office:value-type="string">
                  <text:p text:style-name="P11">Address</text:p>
                </table:table-cell>
              </table:table-row>
              <table:table-row>
                <table:table-cell table:style-name="Table4.A2" table:number-columns-spanned="4" office:value-type="string">
                  <text:p text:style-name="P11"><text:placeholder text:placeholder-type="text">&lt;for each="nok in patient.name.addresse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3" office:value-type="string">
                  <text:p text:style-name="P26"><text:placeholder text:placeholder-type="text">&lt;nok.name&gt;</text:placeholder></text:p>
                </table:table-cell>
                <table:table-cell table:style-name="Table4.A3" office:value-type="string">
                  <text:p text:style-name="P26"><text:placeholder text:placeholder-type="text">&lt;nok.relationship_display&gt;</text:placeholder></text:p>
                </table:table-cell>
                <table:table-cell table:style-name="Table4.A3" office:value-type="string">
                  <text:p text:style-name="P26"/>
                </table:table-cell>
                <table:table-cell table:style-name="Table4.A2" office:value-type="string">
                  <text:p text:style-name="P26"><text:placeholder text:placeholder-type="text">&lt;nok.full_address&gt;</text:placeholder></text:p>
                </table:table-cell>
              </table:table-row>
              <table:table-row>
                <table:table-cell table:style-name="Table4.A2" table:number-columns-spanned="4" office:value-type="string">
                  <text:p text:style-name="P1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11">Referring Doctor</text:p>
                </table:table-cell>
                <table:table-cell table:style-name="Table4.A1" office:value-type="string">
                  <text:p text:style-name="P11">Consultant/Specialist</text:p>
                </table:table-cell>
                <table:table-cell table:style-name="Table4.A1" office:value-type="string">
                  <text:p text:style-name="P11">Specialty</text:p>
                </table:table-cell>
                <table:table-cell table:style-name="Table4.D1" office:value-type="string">
                  <text:p text:style-name="P11">Transferred from/to</text:p>
                </table:table-cell>
              </table:table-row>
              <table:table-row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1"/>
                </table:table-cell>
                <table:table-cell table:style-name="Table4.D6" office:value-type="string">
                  <text:p text:style-name="P21"/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6" table:style-name="Table6">
              <table:table-column table:style-name="Table6.A" table:number-columns-repeated="4"/>
              <table:table-row>
                <table:table-cell table:style-name="Table6.A1" office:value-type="string">
                  <text:p text:style-name="P11">Date of Admission</text:p>
                </table:table-cell>
                <table:table-cell table:style-name="Table6.A1" office:value-type="string">
                  <text:p text:style-name="P11">Attending Physician</text:p>
                </table:table-cell>
                <table:table-cell table:style-name="Table6.A1" office:value-type="string">
                  <text:p text:style-name="P11">Discharge Date</text:p>
                </table:table-cell>
                <table:table-cell table:style-name="Table6.D1" office:value-type="string">
                  <text:p text:style-name="P11">Admission Clerk</text:p>
                </table:table-cell>
              </table:table-row>
              <table:table-row>
                <table:table-cell table:style-name="Table6.A2" office:value-type="string">
                  <text:p text:style-name="P21"/>
                </table:table-cell>
                <table:table-cell table:style-name="Table6.A2" office:value-type="string">
                  <text:p text:style-name="P21"/>
                </table:table-cell>
                <table:table-cell table:style-name="Table6.A2" office:value-type="string">
                  <text:p text:style-name="P21"/>
                </table:table-cell>
                <table:table-cell table:style-name="Table6.D2" office:value-type="string">
                  <text:p text:style-name="P21"/>
                </table:table-cell>
              </table:table-row>
            </table:table>
          </table:table-cell>
          <table:covered-table-cell/>
        </table:table-row>
        <table:table-row>
          <table:table-cell table:style-name="Table0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Provisional Diagnosis</text:p>
                </table:table-cell>
              </table:table-row>
              <table:table-row>
                <table:table-cell table:style-name="Table7.A2" office:value-type="string">
                  <text:p text:style-name="P21"/>
                </table:table-cell>
              </table:table-row>
            </table:table>
            <text:p text:style-name="P4"/>
          </table:table-cell>
          <table:table-cell table:style-name="Table0.B10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Discharge Details</text:p>
                </table:table-cell>
              </table:table-row>
              <table:table-row>
                <table:table-cell table:style-name="Table8.A2" office:value-type="string">
                  <text:p text:style-name="P20"/>
                </table:table-cell>
              </table:table-row>
            </table:table>
            <text:p text:style-name="P17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0" office:value-type="string">
            <text:p text:style-name="P6"/>
          </table:table-cell>
        </table:table-row>
        <table:table-row>
          <table:table-cell table:style-name="Table0.A1" office:value-type="string">
            <text:p text:style-name="P5">Discharge Summary</text:p>
          </table:table-cell>
          <table:table-cell table:style-name="Table0.B10" office:value-type="string">
            <text:p text:style-name="P6"/>
          </table:table-cell>
        </table:table-row>
        <text:soft-page-break/>
        <table:table-row>
          <table:table-cell table:style-name="Table0.A1" office:value-type="string">
            <text:p text:style-name="P4"/>
          </table:table-cell>
          <table:table-cell table:style-name="Table0.B10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0" office:value-type="string">
            <text:p text:style-name="P6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1" office:value-type="string">
            <text:p text:style-name="P6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Liberation Sans" fo:font-size="14pt" fo:font-weight="bold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8:38:36</meta:creation-date>
    <meta:generator>LibreOffice/3.5$Linux_X86_64 LibreOffice_project/350m1$Build-2</meta:generator>
    <meta:editing-duration>P0D</meta:editing-duration>
    <meta:editing-cycles>1</meta:editing-cycles>
    <meta:document-statistic meta:table-count="9" meta:image-count="0" meta:object-count="0" meta:page-count="3" meta:paragraph-count="64" meta:word-count="119" meta:character-count="1399" meta:non-whitespace-character-count="1344"/>
  </office:meta>
</office:document-meta>
</file>